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color="#000000"/>
    </style:style>
    <style:style style:name="P2" style:family="paragraph" style:parent-style-name="Heading_20_4">
      <style:paragraph-properties fo:margin-left="0in" fo:margin-right="0in" fo:margin-top="0in" fo:margin-bottom="0in" style:line-height-at-least="0.2291in" fo:widows="1" fo:text-indent="0in" style:auto-text-indent="false" fo:padding="0in" fo:border="none"/>
      <style:text-properties fo:color="#000000"/>
    </style:style>
    <style:style style:name="P3" style:family="paragraph" style:parent-style-name="Standard">
      <style:text-properties fo:color="#000000" style:font-name="Times New Roman" fo:font-size="14pt"/>
    </style:style>
    <style:style style:name="P4" style:family="paragraph" style:parent-style-name="Standard">
      <style:text-properties fo:color="#000000" style:font-name="Times New Roman" fo:font-size="14pt" style:font-size-asian="14pt" style:font-size-complex="14pt"/>
    </style:style>
    <style:style style:name="P5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color="#000000"/>
    </style:style>
    <style:style style:name="P6" style:family="paragraph" style:parent-style-name="Text_20_body" style:list-style-name="L2">
      <style:paragraph-properties fo:margin-top="0in" fo:margin-bottom="0in" style:line-height-at-least="0.2291in" fo:widows="1" fo:padding="0in" fo:border="none"/>
      <style:text-properties fo:color="#000000"/>
    </style:style>
    <style:style style:name="P7" style:family="paragraph" style:parent-style-name="Text_20_body" style:list-style-name="L3">
      <style:paragraph-properties fo:margin-top="0in" fo:margin-bottom="0in" style:line-height-at-least="0.2291in" fo:widows="1" fo:padding="0in" fo:border="none"/>
      <style:text-properties fo:color="#000000"/>
    </style:style>
    <style:style style:name="T1" style:family="text">
      <style:text-properties fo:font-variant="normal" fo:text-transform="none" style:font-name="sans-serif" fo:font-size="10.5pt" fo:letter-spacing="normal" fo:font-style="normal" fo:font-weight="bold"/>
    </style:style>
    <style:style style:name="T2" style:family="text">
      <style:text-properties fo:font-variant="normal" fo:text-transform="none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style:font-name="sans-serif" fo:font-size="10.5pt" fo:letter-spacing="normal" fo:font-style="italic" fo:font-weight="normal"/>
    </style:style>
    <style:style style:name="T4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style:font-size-asian="14pt" style:font-size-complex="14pt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3.5 </text:span><text:span text:style-name="T1">SQL</text:span><text:span text:style-name="T2"> (</text:span><text:span text:style-name="T3">Structured query language</text:span><text:span text:style-name="T2"> — мова структурованих запитів), складається з:</text:span></text:p>
      <text:list xml:id="list19779007172" text:style-name="L1">
        <text:list-item>
          <text:p text:style-name="P5"><text:span text:style-name="T4">DDL</text:span><text:span text:style-name="T2"> (</text:span><text:span text:style-name="T5">Data Definition Language</text:span><text:span text:style-name="T2">) — робота із структурою бази,</text:span></text:p>
        </text:list-item>
        <text:list-item>
          <text:p text:style-name="P5"><text:span text:style-name="T4">DML</text:span><text:span text:style-name="T2"> (</text:span><text:span text:style-name="T5">Data Manipulation Language</text:span><text:span text:style-name="T2">) — робота із стрічками,</text:span></text:p>
        </text:list-item>
        <text:list-item>
          <text:p text:style-name="P5"><text:span text:style-name="T4">DCL</text:span><text:span text:style-name="T2"> (</text:span><text:span text:style-name="T5">Data Control Language</text:span><text:span text:style-name="T2">) — робота з правами,</text:span></text:p>
        </text:list-item>
        <text:list-item>
          <text:p text:style-name="P5"><text:span text:style-name="T1">TCL</text:span><text:span text:style-name="T2"> (</text:span><text:span text:style-name="T5">Transaction Control Language</text:span><text:span text:style-name="T2">) — робота з транзакціями.</text:span></text:p>
        </text:list-item>
      </text:list>
      <text:h text:style-name="P2" text:outline-level="4"><text:bookmark text:name="Data_Definition_Language"/><text:span text:style-name="T1">Data Definition Language</text:span><text:span text:style-name="T1">[</text:span><text:span text:style-name="T4">ред.</text:span><text:span text:style-name="T1"> • </text:span><text:span text:style-name="T4">ред. код</text:span><text:span text:style-name="T1">]</text:span></text:h>
      <text:p text:style-name="P1"><text:span text:style-name="T2">Основна стаття: </text:span><text:span text:style-name="T5">DDL</text:span></text:p>
      <text:list xml:id="list1929263998" text:style-name="L2">
        <text:list-item>
          <text:p text:style-name="P6"><text:span text:style-name="T5">CREATE</text:span><text:span text:style-name="T2"> — створення об'єкта (наприклад, таблиці);</text:span></text:p>
        </text:list-item>
        <text:list-item>
          <text:p text:style-name="P6"><text:span text:style-name="T5">ALTER</text:span><text:span text:style-name="T2"> — зміна об'єкта (наприклад, додавання/зміна полів таблиці);</text:span></text:p>
        </text:list-item>
        <text:list-item>
          <text:p text:style-name="P6"><text:span text:style-name="T5">DROP</text:span><text:span text:style-name="T2"> — видалення об'єкта.</text:span></text:p>
        </text:list-item>
      </text:list>
      <text:h text:style-name="P2" text:outline-level="4"><text:bookmark text:name="Data_Manipulation_Language"/><text:span text:style-name="T1">Data Manipulation Language</text:span><text:span text:style-name="T1">[</text:span><text:span text:style-name="T4">ред.</text:span><text:span text:style-name="T1"> • </text:span><text:span text:style-name="T4">ред. код</text:span><text:span text:style-name="T1">]</text:span></text:h>
      <text:p text:style-name="P1"><text:span text:style-name="T2">Основна стаття: </text:span><text:span text:style-name="T5">DML</text:span></text:p>
      <text:list xml:id="list1582433882" text:style-name="L3">
        <text:list-item>
          <text:p text:style-name="P7"><text:span text:style-name="T5">INSERT</text:span><text:span text:style-name="T2"> — вставка стрічки;</text:span></text:p>
        </text:list-item>
        <text:list-item>
          <text:p text:style-name="P7"><text:span text:style-name="T5">SELECT</text:span><text:span text:style-name="T2"> — вибірка;</text:span></text:p>
        </text:list-item>
        <text:list-item>
          <text:p text:style-name="P7"><text:span text:style-name="T5">UPDATE</text:span><text:span text:style-name="T2"> — зміна;</text:span></text:p>
        </text:list-item>
        <text:list-item>
          <text:p text:style-name="P7"><text:span text:style-name="T5">DELETE</text:span><text:span text:style-name="T2"> — видалення.</text:span></text:p>
        </text:list-item>
      </text:list>
      <text:p text:style-name="P4">З’єднання таблиць – JOIN (Inner, Outer, Left, Right)</text:p>
      <text:p text:style-name="P4">Агрегатні функції – тільки при GROUP BY ( AVG,SUM,COUNT)</text:p>
      <text:p text:style-name="P4">Вкладені запити SELECT * FROM books WHERE id=(SELECT id FROM new_books WHERE name='blablabla')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37</dc:date>
    <dc:creator>mark </dc:creator>
    <meta:editing-duration>P0D</meta:editing-duration>
    <meta:editing-cycles>12</meta:editing-cycles>
    <meta:document-statistic meta:table-count="0" meta:image-count="0" meta:object-count="0" meta:page-count="1" meta:paragraph-count="19" meta:word-count="134" meta:character-count="851" meta:non-whitespace-character-count="747"/>
  </office:meta>
</office:document-meta>
</file>